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7.18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4.111cm" style:use-optimal-column-width="false"/>
    </style:style>
    <style:style style:name="co2" style:family="table-column">
      <style:table-column-properties style:column-width="4.113cm" style:use-optimal-column-width="false"/>
    </style:style>
    <style:style style:name="co3" style:family="table-column">
      <style:table-column-properties style:column-width="4.112cm" style:use-optimal-column-width="false"/>
    </style:style>
    <style:style style:name="co4" style:family="table-column">
      <style:table-column-properties style:column-width="4.156cm" style:use-optimal-column-width="false"/>
    </style:style>
    <style:style style:name="co5" style:family="table-column">
      <style:table-column-properties style:column-width="4.119cm" style:use-optimal-column-width="false"/>
    </style:style>
    <style:style style:name="co6" style:family="table-column">
      <style:table-column-properties style:column-width="4.122cm" style:use-optimal-column-width="false"/>
    </style:style>
    <style:style style:name="co7" style:family="table-column">
      <style:table-column-properties style:column-width="4.12cm" style:use-optimal-column-width="false"/>
    </style:style>
    <style:style style:name="co8" style:family="table-column">
      <style:table-column-properties style:column-width="4.839cm" style:use-optimal-column-width="false"/>
    </style:style>
    <style:style style:name="ro1" style:family="table-row">
      <style:table-row-properties style:row-height="2.221cm"/>
    </style:style>
    <style:style style:name="ro2" style:family="table-row">
      <style:table-row-properties style:row-height="1.283cm"/>
    </style:style>
    <style:style style:name="ro3" style:family="table-row">
      <style:table-row-properties style:row-height="2.224cm"/>
    </style:style>
    <style:style style:name="ro4" style:family="table-row">
      <style:table-row-properties style:row-height="1.683cm"/>
    </style:style>
    <style:style style:name="ro5" style:family="table-row">
      <style:table-row-properties style:row-height="1.057cm"/>
    </style:style>
    <style:style style:name="ro6" style:family="table-row">
      <style:table-row-properties style:row-height="1.825cm"/>
    </style:style>
    <style:style style:name="ce1" style:family="table-cell">
      <style:graphic-properties style:repeat="repea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justify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dered hash map: search tree<text:line-break/>optimized by a hash table</text:p>
          </draw:text-box>
        </draw:frame>
        <draw:frame presentation:style-name="pr2" draw:text-style-name="P1" draw:layer="layout" svg:width="19.558cm" svg:height="7.186cm" svg:x="5.842cm" svg:y="10.16cm" presentation:class="subtitle" presentation:user-transformed="true">
          <draw:text-box>
            <text:p text:style-name="P1">Petar Ivanov</text:p>
            <text:p text:style-name="P1">Valentina Dyankova</text:p>
            <text:p text:style-name="P1">Biserka Yovcheva</text:p>
            <text:p text:style-name="P1"/>
            <text:p text:style-name="P1">Shumen University, Bulgaria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se case: sorted databases with<text:line-break/><text:span text:style-name="T1">few updates</text:span> <text:s/>vs <text:s/><text:span text:style-name="T1">many finds</text:span> 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 text:style-name="P2"><text:span text:style-name="T1"/></text:p>
                <text:list>
                  <text:list-header>
                    <text:p text:style-name="P3"><text:span text:style-name="T2">Widely used approaches:</text:span></text:p>
                    <text:list>
                      <text:list-item>
                        <text:p text:style-name="P3"><text:span text:style-name="T1">Hash map</text:span><text:span text:style-name="T2"> – fast finds but </text:span><text:span text:style-name="T1">no ordering</text:span><text:span text:style-name="T2">!</text:span></text:p>
                      </text:list-item>
                      <text:list-item>
                        <text:p text:style-name="P3"><text:span text:style-name="T1">Balanced search tree (BST)</text:span> – ordered but <text:span text:style-name="T1">slow finds</text:span>!</text:p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lution:<text:line-break/>wrap <text:span text:style-name="T1">BST </text:span><text:span text:style-name="T2">+ </text:span><text:span text:style-name="T1">hash map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 text:style-name="P2"><text:span text:style-name="T1"/></text:p>
                <text:list>
                  <text:list-header>
                    <text:p text:style-name="P3"><text:span text:style-name="T1">Binary search tree (BST)</text:span> for ordered data</text:p>
                    <text:p text:style-name="P3"><text:span text:style-name="T1">Hash map</text:span> for fast find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mization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Keys <text:span text:style-name="T1">only</text:span> in BST (hash map of pointers)</text:p>
              </text:list-item>
              <text:list-item>
                <text:p>Values <text:span text:style-name="T1">only</text:span> in BST (hash map of pointers)</text:p>
              </text:list-item>
              <text:list-item>
                <text:p>Fast erase – marking as era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lexity</text:p>
          </draw:text-box>
        </draw:frame>
        <draw:frame draw:style-name="standard" draw:layer="layout" svg:width="20.604cm" svg:height="10.687cm" svg:x="3.698cm" svg:y="6.5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ce1">
              <table:table-cell>
                <text:p text:style-name="P2">Asymptotic</text:p>
                <text:p text:style-name="P2">estimate</text:p>
              </table:table-cell>
              <table:table-cell>
                <text:p text:style-name="P2">map</text:p>
              </table:table-cell>
              <table:table-cell>
                <text:p text:style-name="P2">ordered hash map</text:p>
              </table:table-cell>
              <table:table-cell>
                <text:p text:style-name="P2">ordered hash map*</text:p>
                <text:p text:style-name="P2">(fast erase)</text:p>
              </table:table-cell>
              <table:table-cell>
                <text:p text:style-name="P2">unorderedmap</text:p>
              </table:table-cell>
            </table:table-row>
            <table:table-row table:style-name="ro2" table:default-cell-style-name="ce1">
              <table:table-cell>
                <text:p text:style-name="P5">insert</text:p>
              </table:table-cell>
              <table:table-cell>
                <text:p text:style-name="P2">logN</text:p>
              </table:table-cell>
              <table:table-cell>
                <text:p text:style-name="P2">logN</text:p>
              </table:table-cell>
              <table:table-cell>
                <text:p text:style-name="P2">logN*</text:p>
              </table:table-cell>
              <table:table-cell>
                <text:p text:style-name="P2"><text:span text:style-name="T1">1</text:span></text:p>
              </table:table-cell>
            </table:table-row>
            <table:table-row table:style-name="ro2" table:default-cell-style-name="ce1">
              <table:table-cell>
                <text:p text:style-name="P5">find</text:p>
              </table:table-cell>
              <table:table-cell>
                <text:p text:style-name="P2">logN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</table:table-row>
            <table:table-row table:style-name="ro2" table:default-cell-style-name="ce1">
              <table:table-cell>
                <text:p text:style-name="P5">erase</text:p>
              </table:table-cell>
              <table:table-cell>
                <text:p text:style-name="P2">logN</text:p>
              </table:table-cell>
              <table:table-cell>
                <text:p text:style-name="P2">logN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</table:table-row>
            <table:table-row table:style-name="ro1" table:default-cell-style-name="ce1">
              <table:table-cell>
                <text:p text:style-name="P5">next/prev</text:p>
                <text:p text:style-name="P5">traversal</text:p>
              </table:table-cell>
              <table:table-cell>
                <text:p text:style-name="P2"><text:span text:style-name="T1">logN</text:span></text:p>
              </table:table-cell>
              <table:table-cell>
                <text:p text:style-name="P2"><text:span text:style-name="T1">logN</text:span></text:p>
              </table:table-cell>
              <table:table-cell>
                <text:p text:style-name="P2"><text:span text:style-name="T1">logN*</text:span></text:p>
              </table:table-cell>
              <table:table-cell>
                <text:p text:style-name="P2">n/a or N</text:p>
              </table:table-cell>
            </table:table-row>
            <table:table-row table:style-name="ro3" table:default-cell-style-name="ce1">
              <table:table-cell>
                <text:p text:style-name="P5">ordered traversal</text:p>
              </table:table-cell>
              <table:table-cell>
                <text:p text:style-name="P2"><text:span text:style-name="T1">N</text:span></text:p>
              </table:table-cell>
              <table:table-cell>
                <text:p text:style-name="P2"><text:span text:style-name="T1">N</text:span></text:p>
              </table:table-cell>
              <table:table-cell>
                <text:p text:style-name="P2"><text:span text:style-name="T1">N*</text:span></text:p>
              </table:table-cell>
              <table:table-cell>
                <text:p text:style-name="P2">n/a or Nlog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11.176cm" svg:height="1.27cm" svg:x="13.716cm" svg:y="18.288cm">
          <draw:text-box>
            <text:p>N* – # of ever inserted elements 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draw:style-name="standard" draw:layer="layout" svg:width="21.321cm" svg:height="6.678cm" svg:x="3.34cm" svg:y="7.11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6"/>
            <table:table-column table:style-name="co8"/>
            <table:table-row table:style-name="ro4" table:default-cell-style-name="ce1">
              <table:table-cell>
                <text:p text:style-name="P2">[sec]</text:p>
              </table:table-cell>
              <table:table-cell>
                <text:p text:style-name="P2">map</text:p>
              </table:table-cell>
              <table:table-cell>
                <text:p text:style-name="P2">ordered hash map</text:p>
              </table:table-cell>
              <table:table-cell>
                <text:p text:style-name="P2">ordered hash map*</text:p>
              </table:table-cell>
              <table:table-cell>
                <text:p text:style-name="P2">unorderedmap</text:p>
              </table:table-cell>
            </table:table-row>
            <table:table-row table:style-name="ro5" table:default-cell-style-name="ce1">
              <table:table-cell>
                <text:p text:style-name="P5">insert</text:p>
              </table:table-cell>
              <table:table-cell>
                <text:p text:style-name="P2">2.68</text:p>
              </table:table-cell>
              <table:table-cell>
                <text:p text:style-name="P2">3.60</text:p>
              </table:table-cell>
              <table:table-cell>
                <text:p text:style-name="P2">3.63</text:p>
              </table:table-cell>
              <table:table-cell>
                <text:p text:style-name="P2"><text:span text:style-name="T1">0.83</text:span></text:p>
              </table:table-cell>
            </table:table-row>
            <table:table-row table:style-name="ro5" table:default-cell-style-name="ce1">
              <table:table-cell>
                <text:p text:style-name="P5">find</text:p>
              </table:table-cell>
              <table:table-cell>
                <text:p text:style-name="P2">2.67</text:p>
              </table:table-cell>
              <table:table-cell>
                <text:p text:style-name="P2"><text:span text:style-name="T1">0.51</text:span></text:p>
              </table:table-cell>
              <table:table-cell>
                <text:p text:style-name="P2"><text:span text:style-name="T1">0.63</text:span></text:p>
              </table:table-cell>
              <table:table-cell>
                <text:p text:style-name="P2"><text:span text:style-name="T1">0.49</text:span></text:p>
              </table:table-cell>
            </table:table-row>
            <table:table-row table:style-name="ro5" table:default-cell-style-name="ce1">
              <table:table-cell>
                <text:p text:style-name="P5">erase</text:p>
              </table:table-cell>
              <table:table-cell>
                <text:p text:style-name="P2">3.32</text:p>
              </table:table-cell>
              <table:table-cell>
                <text:p text:style-name="P2">4.05</text:p>
              </table:table-cell>
              <table:table-cell>
                <text:p text:style-name="P2"><text:span text:style-name="T1">0.94</text:span></text:p>
              </table:table-cell>
              <table:table-cell>
                <text:p text:style-name="P2"><text:span text:style-name="T1">0.91</text:span></text:p>
              </table:table-cell>
            </table:table-row>
            <table:table-row table:style-name="ro6" table:default-cell-style-name="ce1">
              <table:table-cell>
                <text:p text:style-name="P5">next/prev traversal</text:p>
              </table:table-cell>
              <table:table-cell>
                <text:p text:style-name="P2"><text:span text:style-name="T1">0.21</text:span></text:p>
              </table:table-cell>
              <table:table-cell>
                <text:p text:style-name="P2"><text:span text:style-name="T1">0.22</text:span></text:p>
              </table:table-cell>
              <table:table-cell>
                <text:p text:style-name="P2">0.94</text:p>
              </table:table-cell>
              <table:table-cell>
                <text:p text:style-name="P2">n/a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lica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Sensitive hashing and other locality-sensitive hashes</text:p>
              </text:list-item>
              <text:list-item>
                <text:p>All STL map/set uses for hashable el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Open source C++ classes and experiments at</text:p>
                <text:p>https://github.com/petar-ivanov/ordered-hash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19T02:18:45</meta:creation-date>
    <dc:date>2014-07-19T12:32:17</dc:date>
    <meta:editing-duration>PT48M37S</meta:editing-duration>
    <meta:editing-cycles>16</meta:editing-cycles>
    <meta:generator>LibreOffice/3.6$Linux_x86 LibreOffice_project/360m1$Build-2</meta:generator>
    <meta:document-statistic meta:object-count="54"/>
  </office:meta>
</office:document-meta>
</file>